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93cm" table:align="left" style:writing-mode="lr-tb"/>
    </style:style>
    <style:style style:name="Table1.A" style:family="table-column">
      <style:table-column-properties style:column-width="3.179cm"/>
    </style:style>
    <style:style style:name="Table1.A1" style:family="table-cell">
      <style:table-cell-properties style:vertical-align="middle" fo:padding="0cm" fo:border="0.05pt solid #000000"/>
    </style:style>
    <style:style style:name="Table1.B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le1.D1" style:family="table-cell">
      <style:table-cell-properties style:vertical-align="middle" fo:padding="0cm" fo:border-left="3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="0cm" fo:border-left="none" fo:border-right="none" fo:border-top="none" fo:border-bottom="0.05pt solid #000000"/>
    </style:style>
    <style:style style:name="Table1.D2" style:family="table-cell">
      <style:table-cell-properties style:vertical-align="middle" fo:padding="0cm" fo:border-left="3pt solid #000000" fo:border-right="none" fo:border-top="none" fo:border-bottom="0.05pt solid #000000"/>
    </style:style>
    <style:style style:name="Table1.E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le1.C3" style:family="table-cell">
      <style:table-cell-properties style:vertical-align="middle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officeooo:rsid="000c0b93" officeooo:paragraph-rsid="000daf39"/>
    </style:style>
    <style:style style:name="P5" style:family="paragraph" style:parent-style-name="Standard">
      <style:text-properties style:font-name="Arial" officeooo:rsid="000c0b93" officeooo:paragraph-rsid="000daf39"/>
    </style:style>
    <style:style style:name="P6" style:family="paragraph" style:parent-style-name="Standard">
      <style:text-properties style:font-name="Arial" officeooo:rsid="000daf39" officeooo:paragraph-rsid="000daf39"/>
    </style:style>
    <style:style style:name="P7" style:family="paragraph" style:parent-style-name="Standard">
      <style:text-properties style:text-line-through-style="none" style:text-line-through-type="none" officeooo:rsid="00088701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bold"/>
    </style:style>
    <style:style style:name="P9" style:family="paragraph" style:parent-style-name="Table_20_Contents">
      <style:paragraph-properties fo:text-align="center" style:justify-single-word="false"/>
      <style:text-properties fo:color="#000000" fo:font-weight="bold" officeooo:paragraph-rsid="0020a998"/>
    </style:style>
    <style:style style:name="P10" style:family="paragraph" style:parent-style-name="Table_20_Contents">
      <style:paragraph-properties fo:text-align="center" style:justify-single-word="false"/>
      <style:text-properties fo:color="#000000" fo:font-weight="bold" officeooo:rsid="00088701" officeooo:paragraph-rsid="0020a998"/>
    </style:style>
    <style:style style:name="P11" style:family="paragraph" style:parent-style-name="Table_20_Contents">
      <style:paragraph-properties fo:text-align="center" style:justify-single-word="false"/>
      <style:text-properties fo:color="#000000" fo:font-weight="bold" officeooo:rsid="00088701" officeooo:paragraph-rsid="0020c2d2"/>
    </style:style>
    <style:style style:name="P12" style:family="paragraph" style:parent-style-name="Table_20_Contents">
      <style:paragraph-properties fo:text-align="start" style:justify-single-word="false"/>
      <style:text-properties fo:color="#000000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 fo:font-size="12pt" officeooo:rsid="000daf39" officeooo:paragraph-rsid="000daf39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2pt" officeooo:rsid="001e6667" officeooo:paragraph-rsid="001e666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officeooo:rsid="0024518a" officeooo:paragraph-rsid="0024518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0daf39" officeooo:paragraph-rsid="000daf3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24518a" officeooo:paragraph-rsid="0024518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fo:font-weight="bold" officeooo:rsid="0020a998" officeooo:paragraph-rsid="0020c2d2"/>
    </style:style>
    <style:style style:name="T1" style:family="text">
      <style:text-properties officeooo:rsid="00088701"/>
    </style:style>
    <style:style style:name="T2" style:family="text">
      <style:text-properties officeooo:rsid="001fc27d"/>
    </style:style>
    <style:style style:name="T3" style:family="text">
      <style:text-properties style:text-line-through-style="none" style:text-line-through-type="none" officeooo:rsid="0021955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8701" style:font-weight-asian="normal" style:font-weight-complex="normal"/>
    </style:style>
    <style:style style:name="T6" style:family="text">
      <style:text-properties fo:font-weight="normal" officeooo:rsid="001fc27d" style:font-weight-asian="normal" style:font-weight-complex="normal"/>
    </style:style>
    <style:style style:name="T7" style:family="text">
      <style:text-properties officeooo:rsid="000daf3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af39" style:font-weight-asian="bold" style:font-weight-complex="bold"/>
    </style:style>
    <style:style style:name="T10" style:family="text">
      <style:text-properties fo:font-weight="bold" officeooo:rsid="0010c236" style:font-weight-asian="bold" style:font-weight-complex="bold"/>
    </style:style>
    <style:style style:name="T11" style:family="text">
      <style:text-properties officeooo:rsid="000ee337"/>
    </style:style>
    <style:style style:name="T12" style:family="text">
      <style:text-properties officeooo:rsid="0010c236"/>
    </style:style>
    <style:style style:name="T13" style:family="text">
      <style:text-properties officeooo:rsid="0013b380"/>
    </style:style>
    <style:style style:name="T14" style:family="text">
      <style:text-properties officeooo:rsid="002090f5"/>
    </style:style>
    <style:style style:name="T15" style:family="text">
      <style:text-properties officeooo:rsid="0020a998"/>
    </style:style>
    <style:style style:name="T16" style:family="text">
      <style:text-properties officeooo:rsid="0020c2d2"/>
    </style:style>
    <style:style style:name="T17" style:family="text">
      <style:text-properties officeooo:rsid="00265b50"/>
    </style:style>
    <style:style style:name="T18" style:family="text">
      <style:text-properties officeooo:rsid="0026b2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praktikum 201<text:span text:style-name="T2">7</text:span>/1<text:span text:style-name="T2">8</text:span> – Abnahme</text:h>
      <text:p text:style-name="P3">Die Abnahme findet am <text:span text:style-name="T6">29./30.01.</text:span><text:span text:style-name="T4"> </text:span><text:span text:style-name="T5">statt.</text:span> An welchem Termin Ihr <text:span text:style-name="T11">Team</text:span> ihr Produkt präsentiert <text:span text:style-name="T1">und wo Ihr Treffpunkt ist,</text:span> entnehmen Sie bitte der aufgeführten Tabelle. </text:p>
      <text:p text:style-name="P5">Wir holen Sie an dem angeben <text:span text:style-name="T9">Treff</text:span><text:span text:style-name="T8">punkt</text:span> ab und werden mit einer <text:span text:style-name="T14">Felderstellung</text:span> beginnen. Bitte bereiten Sie Ihre App auf einem Ihrer Geräte vor für den Fall, dass wir Ihre Anwendung nicht <text:span text:style-name="T7">auf</text:span> unseren Geräten installieren können.</text:p>
      <text:p text:style-name="P5"/>
      <text:p text:style-name="P6">Denken Sie für die Abnahme bitte daran Ihre Dokumente zu aktualisieren und Ihre finale Abgabe mit dem richtigen Tag zu <text:span text:style-name="T11">versehen und diesen auch zu pushen (v0.5 für M5 sowie vor und für die Abnahme v0.6)</text:span>.<text:span text:style-name="T13"> Dies muss auch eine </text:span><text:span text:style-name="T10">ausführbare APK</text:span><text:span text:style-name="T12"> enthalten. </text:span>Fehlerhaft getagte oder unvollständige Abgaben können zum <text:span text:style-name="T8">Nicht-Bestehen</text:span> der Abnahme führen!</text:p>
      <text:p text:style-name="P5"/>
      <text:p text:style-name="P4">Die Teilnahme an der Abnahme ist für alle Teammitglieder verpflichtend. Falls Ihre Team-Nummer nicht in der Liste ist, vereinbaren Sie bitte mit einem der Betreuer einen Abnahmetermin.</text:p>
      <text:h text:style-name="Heading_20_2" text:outline-level="2">Liste mit Team-Nummern, Treffpunkt, Datum und Uhrzeit</text:h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8">Uhrzeit</text:p>
            </table:table-cell>
            <table:table-cell table:style-name="Table1.B1" office:value-type="string">
              <text:p text:style-name="P8"><text:span text:style-name="T1">Mo</text:span>. (<text:span text:style-name="T15">29.01.18) Treffpunkt am Nordausgang</text:span></text:p>
            </table:table-cell>
            <table:table-cell table:style-name="Table1.B1" office:value-type="string">
              <text:p text:style-name="P9"><text:span text:style-name="T1">Mo.</text:span> (<text:span text:style-name="T15">29.01.18)</text:span></text:p>
              <text:p text:style-name="P11">Treffpunkt <text:span text:style-name="T16">am</text:span> <text:span text:style-name="T16">Südausgang</text:span></text:p>
            </table:table-cell>
            <table:table-cell table:style-name="Table1.D1" office:value-type="string">
              <text:p text:style-name="P10">Di. (<text:span text:style-name="T15">30.01.18)</text:span> </text:p>
              <text:p text:style-name="P20">Treffpunkt am Nordausgang</text:p>
            </table:table-cell>
            <table:table-cell table:style-name="Table1.E1" office:value-type="string">
              <text:p text:style-name="P11">Di. (<text:span text:style-name="T15">30.01.18)</text:span> Treffpunkt <text:span text:style-name="T16">am</text:span> <text:span text:style-name="T16">Südausgang</text:span></text:p>
            </table:table-cell>
          </table:table-row>
        </table:table-header-rows>
        <table:table-row>
          <table:table-cell table:style-name="Table1.A2" office:value-type="string">
            <text:p text:style-name="P12">8:00 - 8:<text:span text:style-name="T1">2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8:<text:span text:style-name="T1">3</text:span>0 - 8:<text:span text:style-name="T1">50</text:span></text:p>
          </table:table-cell>
          <table:table-cell table:style-name="Table1.B2" office:value-type="string">
            <text:p text:style-name="P14"/>
          </table:table-cell>
          <table:table-cell table:style-name="Table1.C3" office:value-type="string">
            <text:p text:style-name="P19"/>
          </table:table-cell>
          <table:table-cell table:style-name="Table1.D2" office:value-type="string">
            <text:p text:style-name="P17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2"><text:span text:style-name="T1">9</text:span>:<text:span text:style-name="T1">00</text:span> - <text:span text:style-name="T1">9</text:span>:<text:span text:style-name="T1">2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<text:span text:style-name="T1">9</text:span>:<text:span text:style-name="T17">30</text:span> - 9:<text:span text:style-name="T17">50</text:span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7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2"><text:span text:style-name="T17">10:00</text:span> - 10:<text:span text:style-name="T17">2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8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10:<text:span text:style-name="T17">30</text:span> - 10:<text:span text:style-name="T17">50</text:span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7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2"><text:span text:style-name="T17">11:00</text:span> - 1<text:span text:style-name="T1">1</text:span>:<text:span text:style-name="T17">2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11:<text:span text:style-name="T17">30</text:span> - 11:<text:span text:style-name="T17">50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<text:span text:style-name="T17">12:00</text:span> – 1<text:span text:style-name="T17">2:2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12:<text:span text:style-name="T17">30</text:span> – <text:span text:style-name="T17">12:50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8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2">13:<text:span text:style-name="T18">30</text:span>- 13:<text:span text:style-name="T18">5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<text:span text:style-name="T18">14:00</text:span> – <text:span text:style-name="T18">14:20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2"><text:span text:style-name="T18">14:30</text:span>- 1<text:span text:style-name="T1">4</text:span>:<text:span text:style-name="T18">50</text:span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<text:span text:style-name="T18">15:00</text:span> – 1<text:span text:style-name="T18">5:20</text:span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6"/>
          </table:table-cell>
        </table:table-row>
        <table:table-row>
          <table:table-cell table:style-name="Table1.A16" office:value-type="string">
            <text:p text:style-name="P12"><text:span text:style-name="T18">15:30</text:span>- 1<text:span text:style-name="T1">5</text:span>:<text:span text:style-name="T18">50</text:span>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17" office:value-type="string">
            <text:p text:style-name="P12"><text:span text:style-name="T18">16:00</text:span> – <text:span text:style-name="T18">16:20</text:span>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18" office:value-type="string">
            <text:p text:style-name="P12"><text:span text:style-name="T18">16:30</text:span> - 1<text:span text:style-name="T1">6</text:span>:<text:span text:style-name="T18">50</text:span>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19" office:value-type="string">
            <text:p text:style-name="P12"><text:span text:style-name="T18">17:00</text:span> – <text:span text:style-name="T18">17:20</text:span>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0" office:value-type="string">
            <text:p text:style-name="P12">1<text:span text:style-name="T18">7</text:span>:<text:span text:style-name="T1">30</text:span> - 1<text:span text:style-name="T18">7</text:span>:<text:span text:style-name="T1">5</text:span>0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1" office:value-type="string">
            <text:p text:style-name="P12"><text:span text:style-name="T1">18</text:span>:<text:span text:style-name="T1">00</text:span> - 1<text:span text:style-name="T18">8</text:span>:<text:span text:style-name="T1">20</text:span>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2" office:value-type="string">
            <text:p text:style-name="P12">1<text:span text:style-name="T18">8:30</text:span> – <text:span text:style-name="T18">18:50</text:span>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Standar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style:font-name="Arial2" fo:font-family="Arial" style:font-style-name="Kursiv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088701"/>
    </style:style>
    <style:style style:name="MT2" style:family="text">
      <style:text-properties officeooo:rsid="001fc27d"/>
    </style:style>
    <style:style style:name="MT3" style:family="text">
      <style:text-properties style:text-line-through-style="none" style:text-line-through-type="none" officeooo:rsid="0021955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oftwarepraktikum für Softwaretechniker<text:tab/> <text:s text:c="6"/><text:tab/> <text:span text:style-name="MT1">K</text:span>. <text:span text:style-name="MT1">Mindermann</text:span>, <text:span text:style-name="MT2">V. Käfer</text:span></text:p>
        <text:p text:style-name="MP1">Universität Stuttgart, Winter 201<text:span text:style-name="MT2">7</text:span>/1<text:span text:style-name="MT2">8</text:span></text:p>
      </style:header>
      <style:footer>
        <text:p text:style-name="MP2">Stand: <text:span text:style-name="MT3">08.01.2018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Röder</meta:initial-creator>
    <meta:creation-date>2010-04-07T16:16:32</meta:creation-date>
    <dc:date>2018-04-06T20:31:32.933000000</dc:date>
    <meta:editing-duration>PT12H15M31S</meta:editing-duration>
    <meta:editing-cycles>91</meta:editing-cycles>
    <meta:generator>LibreOffice/6.0.1.1$Windows_X86_64 LibreOffice_project/60bfb1526849283ce2491346ed2aa51c465abfe6</meta:generator>
    <meta:printed-by>Ivan Bogicevic</meta:printed-by>
    <meta:print-date>2011-02-01T10:13:17</meta:print-date>
    <meta:document-statistic meta:table-count="1" meta:image-count="0" meta:object-count="0" meta:page-count="1" meta:paragraph-count="37" meta:word-count="240" meta:character-count="1559" meta:non-whitespace-character-count="1337"/>
  </office:meta>
</office:document-meta>
</file>